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ExtensionHandler.endElement( String uri , String localName , String q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SExtensionHandler.setObjectBuiltListener( ObjectBuilt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ExtensionHandler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ExtensionHandler.characters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ExtensionHandler.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SExtensionHandler.startElement( String uri , String localName , String qName , Attributes attribut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